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Time: 6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7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77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83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89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44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51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68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182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88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6.4412" calcext:value-type="float">
            <text:p>86.4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194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2233" calcext:value-type="float">
            <text:p>75.2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00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0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4902" calcext:value-type="float">
            <text:p>88.4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12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225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50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259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71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1569" calcext:value-type="float">
            <text:p>94.156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7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485" calcext:value-type="float">
            <text:p>96.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284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4864" calcext:value-type="float">
            <text:p>81.486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00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1.7557" calcext:value-type="float">
            <text:p>71.7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06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9.5352" calcext:value-type="float">
            <text:p>89.53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17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323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4.3395" calcext:value-type="float">
            <text:p>84.3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29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/>
        </table:table-row>
        <table:table-row table:style-name="ro1">
          <table:table-cell office:value-type="string" calcext:value-type="string">
            <text:p>Time: 336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3.9534" calcext:value-type="float">
            <text:p>73.9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/>
        </table:table-row>
        <table:table-row table:style-name="ro1">
          <table:table-cell office:value-type="string" calcext:value-type="string">
            <text:p>Time: 353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22:29.143737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25:03.21856661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2" meta:object-count="0"/>
  </office:meta>
</office:document-meta>
</file>